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aantal panelen: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maand</text:p>
          </table:table-cell>
          <table:table-cell table:style-name="ce1" office:value-type="string" calcext:value-type="string">
            <text:p>opbrengst totaal</text:p>
          </table:table-cell>
          <table:table-cell table:style-name="ce1" office:value-type="string" calcext:value-type="string">
            <text:p>opbrengst per paneel</text:p>
          </table:table-cell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uari</text:p>
          </table:table-cell>
          <table:table-cell office:value-type="float" office:value="153" calcext:value-type="float">
            <text:p>153</text:p>
          </table:table-cell>
          <table:table-cell table:formula="of:=[.C4]/[.C1]" office:value-type="float" office:value="6.375" calcext:value-type="float">
            <text:p>6.38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G4]/[.$G$16]*100" office:value-type="float" office:value="14.3540669856459" calcext:value-type="float">
            <text:p>14.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ruari</text:p>
          </table:table-cell>
          <table:table-cell office:value-type="float" office:value="433" calcext:value-type="float">
            <text:p>433</text:p>
          </table:table-cell>
          <table:table-cell table:formula="of:=[.C5]/[.C1]" office:value-type="float" office:value="18.0416666666667" calcext:value-type="float">
            <text:p>18.04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table:formula="of:=[.G5]/[.$G$16]*100" office:value-type="float" office:value="12.4401913875598" calcext:value-type="float">
            <text:p>12.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art</text:p>
          </table:table-cell>
          <table:table-cell office:value-type="float" office:value="628" calcext:value-type="float">
            <text:p>628</text:p>
          </table:table-cell>
          <table:table-cell table:formula="of:=[.C6]/[.C1]" office:value-type="float" office:value="26.1666666666667" calcext:value-type="float">
            <text:p>26.17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formula="of:=[.G6]/[.$G$16]*100" office:value-type="float" office:value="10.5263157894737" calcext:value-type="float">
            <text:p>10.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float" office:value="895" calcext:value-type="float">
            <text:p>895</text:p>
          </table:table-cell>
          <table:table-cell table:formula="of:=[.C7]/[.C1]" office:value-type="float" office:value="37.2916666666667" calcext:value-type="float">
            <text:p>37.2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G7]/[.$G$16]*100" office:value-type="float" office:value="9.56937799043062" calcext:value-type="float">
            <text:p>9.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i</text:p>
          </table:table-cell>
          <table:table-cell office:value-type="float" office:value="1056" calcext:value-type="float">
            <text:p>1056</text:p>
          </table:table-cell>
          <table:table-cell table:formula="of:=[.C8]/[.C1]" office:value-type="float" office:value="44" calcext:value-type="float">
            <text:p>44.0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formula="of:=[.G8]/[.$G$16]*100" office:value-type="float" office:value="7.17703349282297" calcext:value-type="float">
            <text:p>7.1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i</text:p>
          </table:table-cell>
          <table:table-cell office:value-type="float" office:value="968" calcext:value-type="float">
            <text:p>968</text:p>
          </table:table-cell>
          <table:table-cell table:formula="of:=[.C9]/[.C1]" office:value-type="float" office:value="40.3333333333333" calcext:value-type="float">
            <text:p>40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G9]/[.$G$16]*100" office:value-type="float" office:value="4.78468899521531" calcext:value-type="float">
            <text:p>4.7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i</text:p>
          </table:table-cell>
          <table:table-cell office:value-type="float" office:value="974" calcext:value-type="float">
            <text:p>974</text:p>
          </table:table-cell>
          <table:table-cell table:formula="of:=[.C10]/[.C1]" office:value-type="float" office:value="40.5833333333333" calcext:value-type="float">
            <text:p>40.58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[.G10]/[.$G$16]*100" office:value-type="float" office:value="4.30622009569378" calcext:value-type="float">
            <text:p>4.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ustus</text:p>
          </table:table-cell>
          <table:table-cell office:value-type="float" office:value="842" calcext:value-type="float">
            <text:p>842</text:p>
          </table:table-cell>
          <table:table-cell table:formula="of:=[.C11]/[.C1]" office:value-type="float" office:value="35.0833333333333" calcext:value-type="float">
            <text:p>35.0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G11]/[.$G$16]*100" office:value-type="float" office:value="3.82775119617225" calcext:value-type="float">
            <text:p>3.8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633" calcext:value-type="float">
            <text:p>633</text:p>
          </table:table-cell>
          <table:table-cell table:formula="of:=[.C12]/[.C1]" office:value-type="float" office:value="26.375" calcext:value-type="float">
            <text:p>26.38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formula="of:=[.G12]/[.$G$16]*100" office:value-type="float" office:value="5.26315789473684" calcext:value-type="float">
            <text:p>5.2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ktober</text:p>
          </table:table-cell>
          <table:table-cell office:value-type="float" office:value="441" calcext:value-type="float">
            <text:p>441</text:p>
          </table:table-cell>
          <table:table-cell table:formula="of:=[.C13]/[.C1]" office:value-type="float" office:value="18.375" calcext:value-type="float">
            <text:p>18.38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formula="of:=[.G13]/[.$G$16]*100" office:value-type="float" office:value="6.69856459330144" calcext:value-type="float">
            <text:p>6.7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225" calcext:value-type="float">
            <text:p>225</text:p>
          </table:table-cell>
          <table:table-cell table:formula="of:=[.C14]/[.C1]" office:value-type="float" office:value="9.375" calcext:value-type="float">
            <text:p>9.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G14]/[.$G$16]*100" office:value-type="float" office:value="9.56937799043062" calcext:value-type="float">
            <text:p>9.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float" office:value="123" calcext:value-type="float">
            <text:p>123</text:p>
          </table:table-cell>
          <table:table-cell table:formula="of:=[.C15]/[.C1]" office:value-type="float" office:value="5.125" calcext:value-type="float">
            <text:p>5.1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formula="of:=[.G15]/[.$G$16]*100" office:value-type="float" office:value="11.4832535885167" calcext:value-type="float">
            <text:p>11.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" table:formula="of:=SUM([.G4:.G15])" office:value-type="float" office:value="10450" calcext:value-type="float">
            <text:p>10450</text:p>
          </table:table-cell>
          <table:table-cell table:style-name="ce1" table:formula="of:=SUM([.H4:.H15])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maand</text:p>
          </table:table-cell>
          <table:table-cell table:style-name="ce1" office:value-type="string" calcext:value-type="string">
            <text:p>opbrengst totaal</text:p>
          </table:table-cell>
          <table:table-cell table:style-name="ce1" office:value-type="string" calcext:value-type="string">
            <text:p>opbrengst per paneel</text:p>
          </table:table-cell>
          <table:table-cell table:style-name="ce1"/>
          <table:table-cell table:number-columns-repeated="2"/>
          <table:table-cell table:style-name="Default" office:value-type="string" calcext:value-type="string">
            <text:p>Airbnb 2019</text:p>
          </table:table-cell>
          <table:table-cell/>
          <table:table-cell office:value-type="string" calcext:value-type="string">
            <text:p>Airbnb 2020</text:p>
          </table:table-cell>
          <table:table-cell/>
          <table:table-cell office:value-type="string" calcext:value-type="string">
            <text:p>tota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uari</text:p>
          </table:table-cell>
          <table:table-cell office:value-type="float" office:value="153" calcext:value-type="float">
            <text:p>153</text:p>
          </table:table-cell>
          <table:table-cell table:formula="of:=[.C20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G20]/[.$G$32]*100" office:value-type="float" office:value="2.93091416608514" calcext:value-type="float">
            <text:p>2.93</text:p>
          </table:table-cell>
          <table:table-cell/>
          <table:table-cell office:value-type="float" office:value="340" calcext:value-type="float">
            <text:p>34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2" table:formula="of:=[.L20]/[.$L$32]*100" office:value-type="float" office:value="9.52380952380952" calcext:value-type="float">
            <text:p>9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ruari</text:p>
          </table:table-cell>
          <table:table-cell office:value-type="float" office:value="433" calcext:value-type="float">
            <text:p>433</text:p>
          </table:table-cell>
          <table:table-cell table:formula="of:=[.C21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G21]/[.$G$32]*100" office:value-type="float" office:value="6.69923237962317" calcext:value-type="float">
            <text:p>6.70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650" calcext:value-type="float">
            <text:p>650</text:p>
          </table:table-cell>
          <table:table-cell table:style-name="ce2" table:formula="of:=[.L21]/[.$L$32]*100" office:value-type="float" office:value="7.73809523809524" calcext:value-type="float">
            <text:p>7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art</text:p>
          </table:table-cell>
          <table:table-cell office:value-type="float" office:value="628" calcext:value-type="float">
            <text:p>628</text:p>
          </table:table-cell>
          <table:table-cell table:formula="of:=[.C22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G22]/[.$G$32]*100" office:value-type="float" office:value="3.73342637822749" calcext:value-type="float">
            <text:p>3.73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table:formula="of:=[.L22]/[.$L$32]*100" office:value-type="float" office:value="7.14285714285714" calcext:value-type="float">
            <text:p>7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float" office:value="895" calcext:value-type="float">
            <text:p>895</text:p>
          </table:table-cell>
          <table:table-cell table:formula="of:=[.C23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G23]/[.$G$32]*100" office:value-type="float" office:value="5.65247732030705" calcext:value-type="float">
            <text:p>5.65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2" table:formula="of:=[.L23]/[.$L$32]*100" office:value-type="float" office:value="6.54761904761905" calcext:value-type="float">
            <text:p>6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i</text:p>
          </table:table-cell>
          <table:table-cell office:value-type="float" office:value="1056" calcext:value-type="float">
            <text:p>1056</text:p>
          </table:table-cell>
          <table:table-cell table:formula="of:=[.C24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G24]/[.$G$32]*100" office:value-type="float" office:value="6.14096301465457" calcext:value-type="float">
            <text:p>6.14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2" table:formula="of:=[.L24]/[.$L$32]*100" office:value-type="float" office:value="5.35714285714286" calcext:value-type="float">
            <text:p>5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i</text:p>
          </table:table-cell>
          <table:table-cell office:value-type="float" office:value="968" calcext:value-type="float">
            <text:p>968</text:p>
          </table:table-cell>
          <table:table-cell table:formula="of:=[.C25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[.G25]/[.$G$32]*100" office:value-type="float" office:value="11.8981158408932" calcext:value-type="float">
            <text:p>11.90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2" table:formula="of:=[.L25]/[.$L$32]*100" office:value-type="float" office:value="6.54761904761905" calcext:value-type="float">
            <text:p>6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i</text:p>
          </table:table-cell>
          <table:table-cell office:value-type="float" office:value="974" calcext:value-type="float">
            <text:p>974</text:p>
          </table:table-cell>
          <table:table-cell table:formula="of:=[.C26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[.G26]/[.$G$32]*100" office:value-type="float" office:value="13.049546406141" calcext:value-type="float">
            <text:p>13.05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2" table:formula="of:=[.L26]/[.$L$32]*100" office:value-type="float" office:value="8.33333333333333" calcext:value-type="float">
            <text:p>8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ustus</text:p>
          </table:table-cell>
          <table:table-cell office:value-type="float" office:value="842" calcext:value-type="float">
            <text:p>842</text:p>
          </table:table-cell>
          <table:table-cell table:formula="of:=[.C27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G27]/[.$G$32]*100" office:value-type="float" office:value="11.1653872993719" calcext:value-type="float">
            <text:p>11.17</text:p>
          </table:table-cell>
          <table:table-cell/>
          <table:table-cell office:value-type="float" office:value="319" calcext:value-type="float">
            <text:p>319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table:formula="of:=[.L27]/[.$L$32]*100" office:value-type="float" office:value="7.14285714285714" calcext:value-type="float">
            <text:p>7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633" calcext:value-type="float">
            <text:p>633</text:p>
          </table:table-cell>
          <table:table-cell table:formula="of:=[.C28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G28]/[.$G$32]*100" office:value-type="float" office:value="8.4089323098395" calcext:value-type="float">
            <text:p>8.41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ce2" table:formula="of:=[.L28]/[.$L$32]*100" office:value-type="float" office:value="8.92857142857143" calcext:value-type="float">
            <text:p>8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ktober</text:p>
          </table:table-cell>
          <table:table-cell office:value-type="float" office:value="441" calcext:value-type="float">
            <text:p>441</text:p>
          </table:table-cell>
          <table:table-cell table:formula="of:=[.C29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G29]/[.$G$32]*100" office:value-type="float" office:value="7.88555478018144" calcext:value-type="float">
            <text:p>7.89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style-name="ce2" table:formula="of:=[.L29]/[.$L$32]*100" office:value-type="float" office:value="10.7142857142857" calcext:value-type="float">
            <text:p>10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225" calcext:value-type="float">
            <text:p>225</text:p>
          </table:table-cell>
          <table:table-cell table:formula="of:=[.C30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G30]/[.$G$32]*100" office:value-type="float" office:value="4.32658757850663" calcext:value-type="float">
            <text:p>4.33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style-name="ce2" table:formula="of:=[.L30]/[.$L$32]*100" office:value-type="float" office:value="10.7142857142857" calcext:value-type="float">
            <text:p>10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float" office:value="123" calcext:value-type="float">
            <text:p>123</text:p>
          </table:table-cell>
          <table:table-cell table:formula="of:=[.C31]/[.C1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table:formula="of:=[.G31]/[.$G$32]*100" office:value-type="float" office:value="18.1088625261689" calcext:value-type="float">
            <text:p>18.11</text:p>
          </table:table-cell>
          <table:table-cell table:number-columns-repeated="3"/>
          <table:table-cell office:value-type="float" office:value="950" calcext:value-type="float">
            <text:p>950</text:p>
          </table:table-cell>
          <table:table-cell table:style-name="ce2" table:formula="of:=[.L31]/[.$L$32]*100" office:value-type="float" office:value="11.3095238095238" calcext:value-type="float">
            <text:p>11.3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" table:formula="of:=SUM([.G20:.G31])" office:value-type="float" office:value="2866" calcext:value-type="float">
            <text:p>2866</text:p>
          </table:table-cell>
          <table:table-cell table:style-name="ce1" table:formula="of:=SUM([.H20:.H31])" office:value-type="float" office:value="100" calcext:value-type="float">
            <text:p>100</text:p>
          </table:table-cell>
          <table:table-cell table:number-columns-repeated="3"/>
          <table:table-cell table:style-name="ce1" table:formula="of:=SUM([.L20:.L31])" office:value-type="float" office:value="8400" calcext:value-type="float">
            <text:p>8400</text:p>
          </table:table-cell>
          <table:table-cell table:style-name="ce1" table:formula="of:=SUM([.M20:.M3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4:59:36.778627822</meta:creation-date>
    <dc:date>2020-10-07T15:29:53.291168802</dc:date>
    <meta:editing-duration>PT21H59S</meta:editing-duration>
    <meta:editing-cycles>5</meta:editing-cycles>
    <meta:generator>LibreOffice/6.4.6.2$Linux_X86_64 LibreOffice_project/40$Build-2</meta:generator>
    <meta:document-statistic meta:table-count="1" meta:cell-count="194" meta:object-count="0"/>
  </office:meta>
</office:document-meta>
</file>